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4.7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1.6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6.485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6.993cm"/>
    </style:style>
    <style:style style:name="gr6" style:family="graphic" style:parent-style-name="standard">
      <style:graphic-properties draw:textarea-horizontal-align="justify" draw:textarea-vertical-align="middle" draw:auto-grow-height="false" fo:min-height="0.576cm" fo:min-width="1.723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5.469cm"/>
    </style:style>
    <style:style style:name="gr8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reeSerif" fo:font-size="14pt" style:font-size-asian="14pt" style:font-size-complex="14pt"/>
    </style:style>
    <style:style style:name="P3" style:family="paragraph">
      <style:paragraph-properties fo:text-align="center"/>
      <style:text-properties style:font-name="FreeSerif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FreeSerif"/>
    </style:style>
    <style:style style:name="P6" style:family="paragraph">
      <style:text-properties style:font-name="FreeSerif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FreeSerif" fo:font-size="16pt" style:font-size-asian="16pt" style:font-size-complex="16pt"/>
    </style:style>
    <style:style style:name="T1" style:family="text">
      <style:text-properties style:font-name="FreeSerif" fo:font-size="14pt" style:font-size-asian="14pt" style:font-size-complex="14pt"/>
    </style:style>
    <style:style style:name="T2" style:family="text">
      <style:text-properties style:font-name="FreeSerif" fo:font-size="16pt" style:font-size-asian="16pt" style:font-size-complex="16pt"/>
    </style:style>
    <style:style style:name="T3" style:family="text">
      <style:text-properties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7cm" svg:height="0.762cm" svg:x="5.191cm" svg:y="1.508cm">
          <text:p text:style-name="P1"><text:span text:style-name="T1">Prihvati konekcij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318cm" svg:height="1.905cm" svg:x="5.617cm" svg:y="6.461cm">
          <text:p text:style-name="P1"><text:span text:style-name="T2">Igra završen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6.985cm" svg:height="0.762cm" svg:x="4.302cm" svg:y="3.159cm">
          <text:p text:style-name="P1"><text:span text:style-name="T1">Sačekaj da se drugi igrač konektuj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207cm" svg:height="0.762cm" svg:x="5.191cm" svg:y="4.683cm">
          <text:p text:style-name="P1"><text:span text:style-name="T1">Započni igru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588cm" svg:height="0.762cm" svg:x="4.939cm" svg:y="9.214cm">
          <text:p text:style-name="P1"><text:span text:style-name="T1">Prihvati zahtev igrača za meč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7.493cm" svg:height="0.762cm" svg:x="4.048cm" svg:y="11.033cm">
          <text:p text:style-name="P1"><text:span text:style-name="T1">Sačekaj da drugi igrač bude sprema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4.445cm" svg:height="1.651cm" svg:x="16.494cm" svg:y="3.413cm">
          <text:p text:style-name="P1"><text:span text:style-name="T2">Aktiv</text:span><text:span text:style-name="T2">na </text:span><text:span text:style-name="T2">n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9" draw:id="id9" draw:layer="layout" svg:width="5.969cm" svg:height="0.762cm" svg:x="20.685cm" svg:y="5.445cm">
          <text:p text:style-name="P1"><text:span text:style-name="T1">Pošalji pasivnu ulogu igraču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969cm" svg:height="0.762cm" svg:x="15.732cm" svg:y="7.35cm">
          <text:p text:style-name="P1"><text:span text:style-name="T1">Pošalji aktivnu ulogu igraču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5.969cm" svg:height="0.762cm" svg:x="15.732cm" svg:y="9.382cm">
          <text:p text:style-name="P1"><text:span text:style-name="T1">Započni meč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2.54cm" svg:height="2.54cm" svg:x="17.386cm" svg:y="11.414cm">
          <text:p text:style-name="P1"><text:span text:style-name="T2">Odigraj </text:span></text:p>
          <text:p text:style-name="P1"><text:span text:style-name="T2">meč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7.794cm" svg:y1="2.27cm" svg:x2="7.794cm" svg:y2="3.159cm" draw:start-shape="id1" draw:start-glue-point="2" draw:end-shape="id2" draw:end-glue-point="0" svg:d="M7794 2270v889" svg:viewBox="0 0 1 890">
          <text:p/>
        </draw:connector>
        <draw:connector draw:style-name="gr9" draw:text-style-name="P4" draw:layer="layout" draw:type="line" svg:x1="7.794cm" svg:y1="3.921cm" svg:x2="7.794cm" svg:y2="4.683cm" draw:start-shape="id2" draw:start-glue-point="2" draw:end-shape="id3" draw:end-glue-point="0" svg:d="M7794 3921v762" svg:viewBox="0 0 1 763">
          <text:p/>
        </draw:connector>
        <draw:connector draw:style-name="gr9" draw:text-style-name="P4" draw:layer="layout" draw:type="line" svg:x1="7.794cm" svg:y1="5.445cm" svg:x2="7.776cm" svg:y2="6.461cm" draw:start-shape="id3" draw:start-glue-point="2" draw:end-shape="id4" draw:end-glue-point="4" svg:d="M7794 5445l-18 1016" svg:viewBox="0 0 19 1017">
          <text:p/>
        </draw:connector>
        <draw:connector draw:style-name="gr9" draw:text-style-name="P4" draw:layer="layout" draw:type="line" svg:x1="7.776cm" svg:y1="8.366cm" svg:x2="7.733cm" svg:y2="9.214cm" draw:start-shape="id4" draw:start-glue-point="6" draw:end-shape="id5" draw:end-glue-point="0" svg:d="M7776 8366l-43 848" svg:viewBox="0 0 44 849">
          <text:p/>
        </draw:connector>
        <draw:connector draw:style-name="gr9" draw:text-style-name="P4" draw:layer="layout" draw:type="line" svg:x1="7.733cm" svg:y1="9.976cm" svg:x2="7.794cm" svg:y2="11.033cm" draw:start-shape="id5" draw:start-glue-point="2" draw:end-shape="id6" draw:end-glue-point="0" svg:d="M7733 9976l61 1057" svg:viewBox="0 0 62 1058">
          <text:p/>
        </draw:connector>
        <draw:connector draw:style-name="gr9" draw:text-style-name="P4" draw:layer="layout" draw:line-skew="0cm 0.953cm" svg:x1="7.794cm" svg:y1="11.795cm" svg:x2="18.717cm" svg:y2="3.413cm" draw:start-shape="id6" draw:start-glue-point="2" draw:end-shape="id7" draw:end-glue-point="4" svg:d="M7794 11795v501h7176v-9385h3747v502" svg:viewBox="0 0 10924 9386">
          <text:p/>
        </draw:connector>
        <draw:connector draw:style-name="gr9" draw:text-style-name="P4" draw:layer="layout" svg:x1="18.717cm" svg:y1="5.064cm" svg:x2="18.716cm" svg:y2="7.35cm" draw:start-shape="id7" draw:start-glue-point="6" draw:end-shape="id8" draw:end-glue-point="0" svg:d="M18717 5064v1143h-1v1143" svg:viewBox="0 0 2 2287">
          <text:p/>
        </draw:connector>
        <draw:connector draw:style-name="gr9" draw:text-style-name="P4" draw:layer="layout" svg:x1="20.939cm" svg:y1="4.239cm" svg:x2="23.669cm" svg:y2="5.445cm" draw:start-shape="id7" draw:start-glue-point="7" draw:end-shape="id9" svg:d="M20939 4239h2730v1206" svg:viewBox="0 0 2731 1207">
          <text:p/>
        </draw:connector>
        <draw:connector draw:style-name="gr9" draw:text-style-name="P4" draw:layer="layout" svg:x1="18.716cm" svg:y1="8.112cm" svg:x2="18.716cm" svg:y2="9.382cm" draw:start-shape="id8" draw:start-glue-point="2" draw:end-shape="id10" draw:end-glue-point="0" svg:d="M18716 8112v1270" svg:viewBox="0 0 1 1271">
          <text:p/>
        </draw:connector>
        <draw:connector draw:style-name="gr9" draw:text-style-name="P4" draw:layer="layout" svg:x1="23.669cm" svg:y1="6.207cm" svg:x2="21.701cm" svg:y2="9.763cm" draw:start-shape="id9" draw:start-glue-point="2" draw:end-shape="id10" draw:end-glue-point="1" svg:d="M23669 6207v3556h-1968" svg:viewBox="0 0 1969 3557">
          <text:p/>
        </draw:connector>
        <draw:connector draw:style-name="gr9" draw:text-style-name="P4" draw:layer="layout" svg:x1="18.716cm" svg:y1="10.144cm" svg:x2="18.656cm" svg:y2="11.414cm" draw:start-shape="id10" draw:start-glue-point="2" draw:end-shape="id11" draw:end-glue-point="4" svg:d="M18716 10144v635h-60v635" svg:viewBox="0 0 61 1271">
          <text:p/>
        </draw:connector>
        <draw:connector draw:style-name="gr9" draw:text-style-name="P4" draw:layer="layout" draw:line-skew="-10.756cm" svg:x1="17.758cm" svg:y1="13.582cm" svg:x2="7.776cm" svg:y2="6.461cm" draw:start-shape="id11" draw:start-glue-point="7" draw:end-shape="id4" draw:end-glue-point="4" svg:d="M17758 13582h-14853v-7623h4871v502" svg:viewBox="0 0 14854 7624">
          <text:p/>
        </draw:connector>
        <draw:frame draw:style-name="gr10" draw:text-style-name="P5" draw:layer="layout" svg:width="1.086cm" svg:height="0.95cm" svg:x="21.701cm" svg:y="3.413cm">
          <draw:text-box>
            <text:p><text:span text:style-name="T3">ne</text:span></text:p>
          </draw:text-box>
        </draw:frame>
        <draw:custom-shape draw:style-name="gr11" draw:text-style-name="P2" xml:id="id12" draw:id="id12" draw:layer="layout" svg:width="3.556cm" svg:height="0.762cm" svg:x="10.779cm" svg:y="8.112cm">
          <text:p text:style-name="P1"><text:span text:style-name="T1">Završi igru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9.935cm" svg:y1="7.414cm" svg:x2="12.557cm" svg:y2="8.112cm" draw:start-shape="id4" draw:start-glue-point="7" draw:end-shape="id12" svg:d="M9935 7414h2622v698" svg:viewBox="0 0 2623 699">
          <text:p/>
        </draw:connector>
        <draw:frame draw:style-name="gr10" draw:text-style-name="P7" draw:layer="layout" svg:width="1.027cm" svg:height="0.873cm" svg:x="10.59cm" svg:y="6.515cm">
          <draw:text-box>
            <text:p text:style-name="P6"><text:span text:style-name="T2">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22:07:33.982614477</meta:creation-date>
    <dc:date>2019-01-09T23:34:21.354587199</dc:date>
    <meta:editing-duration>PT1H6M15S</meta:editing-duration>
    <meta:editing-cycles>4</meta:editing-cycles>
    <meta:generator>LibreOffice/5.1.6.2$Linux_X86_64 LibreOffice_project/10m0$Build-2</meta:generator>
    <meta:document-statistic meta:object-count="27"/>
  </office:meta>
</office:document-meta>
</file>